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3194" officeooo:paragraph-rsid="000b3194"/>
    </style:style>
    <style:style style:name="P2" style:family="paragraph" style:parent-style-name="Standard">
      <style:text-properties officeooo:rsid="00134026" officeooo:paragraph-rsid="00134026"/>
    </style:style>
    <style:style style:name="P3" style:family="paragraph" style:parent-style-name="Standard">
      <style:text-properties style:text-underline-style="solid" style:text-underline-width="auto" style:text-underline-color="font-color" fo:font-weight="bold" officeooo:rsid="0014dc4f" officeooo:paragraph-rsid="0014dc4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bbdf" officeooo:paragraph-rsid="0016bbdf" style:font-weight-asian="bold" style:font-weight-complex="bold"/>
    </style:style>
    <style:style style:name="P5" style:family="paragraph" style:parent-style-name="Standard">
      <style:text-properties officeooo:rsid="0014dc4f" officeooo:paragraph-rsid="0014dc4f"/>
    </style:style>
    <style:style style:name="P6" style:family="paragraph" style:parent-style-name="Standard">
      <style:text-properties officeooo:paragraph-rsid="0014dc4f"/>
    </style:style>
    <style:style style:name="P7" style:family="paragraph" style:parent-style-name="Standard">
      <style:text-properties style:text-underline-style="none" fo:font-weight="normal" officeooo:rsid="0014dc4f" officeooo:paragraph-rsid="0014dc4f" style:font-weight-asian="normal" style:font-weight-complex="normal"/>
    </style:style>
    <style:style style:name="P8" style:family="paragraph" style:parent-style-name="Standard">
      <style:text-properties style:text-underline-style="none" fo:font-weight="normal" officeooo:rsid="0016bbdf" officeooo:paragraph-rsid="0016bbdf" style:font-weight-asian="normal" style:font-weight-complex="normal"/>
    </style:style>
    <style:style style:name="P9" style:family="paragraph" style:parent-style-name="Standard">
      <style:text-properties style:text-underline-style="none" fo:font-weight="normal" officeooo:rsid="0016d108" officeooo:paragraph-rsid="0016d108" style:font-weight-asian="normal" style:font-weight-complex="normal"/>
    </style:style>
    <style:style style:name="P10" style:family="paragraph" style:parent-style-name="Standard" style:list-style-name="L1">
      <style:text-properties style:text-underline-style="none" fo:font-weight="normal" officeooo:rsid="0014dc4f" officeooo:paragraph-rsid="0014dc4f" style:font-weight-asian="normal" style:font-weight-complex="normal"/>
    </style:style>
    <style:style style:name="P11" style:family="paragraph" style:parent-style-name="Standard" style:list-style-name="L2">
      <style:text-properties style:text-underline-style="none" fo:font-weight="normal" officeooo:rsid="0016bbdf" officeooo:paragraph-rsid="0016bbdf" style:font-weight-asian="normal" style:font-weight-complex="normal"/>
    </style:style>
    <style:style style:name="P12" style:family="paragraph" style:parent-style-name="Standard" style:list-style-name="L2">
      <style:text-properties style:text-underline-style="none" fo:font-weight="normal" officeooo:rsid="0016d108" officeooo:paragraph-rsid="0016d108" style:font-weight-asian="normal" style:font-weight-complex="normal"/>
    </style:style>
    <style:style style:name="T1" style:family="text">
      <style:text-properties officeooo:rsid="000c5440"/>
    </style:style>
    <style:style style:name="T2" style:family="text">
      <style:text-properties officeooo:rsid="000d359e"/>
    </style:style>
    <style:style style:name="T3" style:family="text">
      <style:text-properties officeooo:rsid="000ffe47"/>
    </style:style>
    <style:style style:name="T4" style:family="text">
      <style:text-properties officeooo:rsid="0014dc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3"/></text:p>
      <text:p text:style-name="P5">Machine Learning &amp; Stocks</text:p>
      <text:p text:style-name="P5">Che 7700 – APC Project</text:p>
      <text:p text:style-name="P5">Joshua Vaughn</text:p>
      <text:p text:style-name="P5">Wenhao Chang</text:p>
      <text:p text:style-name="P5">Ifeoluwakiitan Akinyem</text:p>
      <text:p text:style-name="P6"/>
      <text:p text:style-name="Standard"/>
      <text:p text:style-name="Standard"/>
      <text:p text:style-name="P3">Overview:</text:p>
      <text:p text:style-name="P1">The purpose of this project is to explore different machine learning methods, both unsupervised and supervised. We have chosen a dataset containing worldwide stock market results. Since the dataset offers both continuous and categorical data types, <text:span text:style-name="T1">we anticipate the dataset will allow for flexibility in testing both unsupervised and supervised learning methods. </text:span><text:span text:style-name="T2">Although the primary purpose of this project is to learn and utilize different machine learning techniques, we feel this particular data set also gives our team in sights into </text:span><text:span text:style-name="T3">one fo the largest factors effecting the global economy, the stock market. </text:span></text:p>
      <text:p text:style-name="P1"/>
      <text:p text:style-name="P2">The data set contains twelve different categories. Four of the twelve categories are categorical and give descriptive data about the stock, such as the company, country, and industry. The remaining eight categories contain continuous data and include things such as stock price, dividend return, stock volume, and daily time stamps. The daily time stamp will allow us to <text:span text:style-name="T4">investigate the time dependence of the data and give the group the ability to add that layer of complexity in testing our machine learning algorithms. </text:span></text:p>
      <text:p text:style-name="P2"/>
      <text:p text:style-name="P3">Exploratory Data Analysis (E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Proposed Tools and Methods:</text:p>
      <text:list xml:id="list746413651" text:style-name="L1">
        <text:list-item>
          <text:p text:style-name="P10">Unsupervised Learning</text:p>
        </text:list-item>
      </text:list>
      <text:p text:style-name="P7"/>
      <text:p text:style-name="P7"/>
      <text:p text:style-name="P7"/>
      <text:p text:style-name="P7"/>
      <text:p text:style-name="P7"/>
      <text:p text:style-name="P7"/>
      <text:p text:style-name="P7"/>
      <text:p text:style-name="P7"/>
      <text:p text:style-name="P7"/>
      <text:p text:style-name="P7"/>
      <text:list xml:id="list195431431535401" text:continue-numbering="true" text:style-name="L1">
        <text:list-item>
          <text:p text:style-name="P10">Supervised Learning</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Project Timeline:</text:p>
      <text:list xml:id="list2855624723" text:style-name="L2">
        <text:list-item>
          <text:p text:style-name="P11">Part 1: </text:p>
          <text:list>
            <text:list-item>
              <text:p text:style-name="P11">Draft Proposal</text:p>
            </text:list-item>
            <text:list-item>
              <text:p text:style-name="P11">Review Proposal</text:p>
            </text:list-item>
            <text:list-item>
              <text:p text:style-name="P11">Submit Proposal </text:p>
            </text:list-item>
          </text:list>
        </text:list-item>
      </text:list>
      <text:p text:style-name="P8"/>
      <text:p text:style-name="P8"/>
      <text:list xml:id="list195432290539273" text:continue-numbering="true" text:style-name="L2">
        <text:list-item>
          <text:p text:style-name="P12">Part 2: Unsupervised Learning</text:p>
        </text:list-item>
      </text:list>
      <text:p text:style-name="P9"/>
      <text:p text:style-name="P9"/>
      <text:list xml:id="list195432748027514" text:continue-numbering="true" text:style-name="L2">
        <text:list-item>
          <text:p text:style-name="P12">Part 3: Supervised Learnin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0T13:35:54.280475893</meta:creation-date>
    <meta:generator>LibreOffice/7.3.7.2$Linux_X86_64 LibreOffice_project/30$Build-2</meta:generator>
    <dc:date>2026-02-14T19:54:30.746579282</dc:date>
    <meta:editing-duration>PT1H15M52S</meta:editing-duration>
    <meta:editing-cycles>9</meta:editing-cycles>
    <meta:document-statistic meta:table-count="0" meta:image-count="0" meta:object-count="0" meta:page-count="2" meta:paragraph-count="20" meta:word-count="229" meta:character-count="1476" meta:non-whitespace-character-count="1266"/>
  </office:meta>
</office:document-meta>
</file>